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0618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1.5417in"/>
    </style:style>
    <style:style style:name="Table1.C" style:family="table-column">
      <style:table-column-properties style:column-width="0.77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eading_20_2">
      <style:text-properties fo:color="#c9211e"/>
    </style:style>
    <style:style style:name="P3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✅ PHP Arithmetic Operators </text:h>
      <text:p text:style-name="Horizontal_20_Line"/>
      <text:h text:style-name="Heading_20_3" text:outline-level="3">✅ What Are Arithmetic Operators?</text:h>
      <text:p text:style-name="Text_20_body">Arithmetic operators are special symbols in PHP that perform basic mathematical calculations between numbers.</text:p>
      <text:p text:style-name="Horizontal_20_Line"/>
      <text:h text:style-name="Heading_20_3" text:outline-level="3">✅ List of Arithmetic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Operator</text:p>
            </table:table-cell>
            <table:table-cell table:style-name="Table1.A1" office:value-type="string">
              <text:p text:style-name="Table_20_Heading">Meaning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Addition</text:p>
          </table:table-cell>
          <table:table-cell table:style-name="Table1.A1" office:value-type="string">
            <text:p text:style-name="Table_20_Contents"><text:span text:style-name="Source_20_Text">$a + $b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-</text:span></text:p>
          </table:table-cell>
          <table:table-cell table:style-name="Table1.A1" office:value-type="string">
            <text:p text:style-name="Table_20_Contents">Subtraction</text:p>
          </table:table-cell>
          <table:table-cell table:style-name="Table1.A1" office:value-type="string">
            <text:p text:style-name="Table_20_Contents"><text:span text:style-name="Source_20_Text">$a - $b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*</text:span></text:p>
          </table:table-cell>
          <table:table-cell table:style-name="Table1.A1" office:value-type="string">
            <text:p text:style-name="Table_20_Contents">Multiplication</text:p>
          </table:table-cell>
          <table:table-cell table:style-name="Table1.A1" office:value-type="string">
            <text:p text:style-name="Table_20_Contents"><text:span text:style-name="Source_20_Text">$a * $b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/</text:span></text:p>
          </table:table-cell>
          <table:table-cell table:style-name="Table1.A1" office:value-type="string">
            <text:p text:style-name="Table_20_Contents">Division</text:p>
          </table:table-cell>
          <table:table-cell table:style-name="Table1.A1" office:value-type="string">
            <text:p text:style-name="Table_20_Contents"><text:span text:style-name="Source_20_Text">$a / $b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%</text:span></text:p>
          </table:table-cell>
          <table:table-cell table:style-name="Table1.A1" office:value-type="string">
            <text:p text:style-name="Table_20_Contents">Modulus (Remainder)</text:p>
          </table:table-cell>
          <table:table-cell table:style-name="Table1.A1" office:value-type="string">
            <text:p text:style-name="Table_20_Contents"><text:span text:style-name="Source_20_Text">$a % $b</text:span></text:p>
          </table:table-cell>
        </table:table-row>
      </table:table>
      <text:p text:style-name="Horizontal_20_Line"/>
      <text:h text:style-name="Heading_20_3" text:outline-level="3">✅ Examples</text:h>
      <text:h text:style-name="Heading_20_4" text:outline-level="4">➕ Addition (+)</text:h>
      <text:p text:style-name="Preformatted_20_Text"><text:span text:style-name="Source_20_Text">$a = 10;</text:span></text:p>
      <text:p text:style-name="Preformatted_20_Text"><text:span text:style-name="Source_20_Text">$b = 5;</text:span></text:p>
      <text:p text:style-name="Preformatted_20_Text"><text:span text:style-name="Source_20_Text">$sum = $a + $b;</text:span></text:p>
      <text:p text:style-name="P1"><text:span text:style-name="Source_20_Text">echo $sum; <text:s text:c="3"/>// Output: 15</text:span></text:p>
      <text:h text:style-name="Heading_20_4" text:outline-level="4">➖ Subtraction (-)</text:h>
      <text:p text:style-name="Preformatted_20_Text"><text:span text:style-name="Source_20_Text">$a = 20;</text:span></text:p>
      <text:p text:style-name="Preformatted_20_Text"><text:span text:style-name="Source_20_Text">$b = 8;</text:span></text:p>
      <text:p text:style-name="Preformatted_20_Text"><text:span text:style-name="Source_20_Text">$difference = $a - $b;</text:span></text:p>
      <text:p text:style-name="P1"><text:span text:style-name="Source_20_Text">echo $difference; <text:s text:c="3"/>// Output: 12</text:span></text:p>
      <text:h text:style-name="Heading_20_4" text:outline-level="4">✖ Multiplication (*)</text:h>
      <text:p text:style-name="Preformatted_20_Text"><text:span text:style-name="Source_20_Text">$a = 7;</text:span></text:p>
      <text:p text:style-name="Preformatted_20_Text"><text:span text:style-name="Source_20_Text">$b = 6;</text:span></text:p>
      <text:p text:style-name="Preformatted_20_Text"><text:span text:style-name="Source_20_Text">$product = $a * $b;</text:span></text:p>
      <text:p text:style-name="P1"><text:span text:style-name="Source_20_Text">echo $product; <text:s text:c="3"/>// Output: 42</text:span></text:p>
      <text:h text:style-name="Heading_20_4" text:outline-level="4">➗ Division (/)</text:h>
      <text:p text:style-name="Preformatted_20_Text"><text:span text:style-name="Source_20_Text">$a = 30;</text:span></text:p>
      <text:p text:style-name="Preformatted_20_Text"><text:span text:style-name="Source_20_Text">$b = 5;</text:span></text:p>
      <text:p text:style-name="Preformatted_20_Text"><text:span text:style-name="Source_20_Text">$quotient = $a / $b;</text:span></text:p>
      <text:p text:style-name="P1"><text:span text:style-name="Source_20_Text">echo $quotient; <text:s text:c="3"/>// Output: 6</text:span></text:p>
      <text:h text:style-name="Heading_20_4" text:outline-level="4"><text:soft-page-break/>% Modulus (Remainder)</text:h>
      <text:p text:style-name="Preformatted_20_Text"><text:span text:style-name="Source_20_Text">$a = 29;</text:span></text:p>
      <text:p text:style-name="Preformatted_20_Text"><text:span text:style-name="Source_20_Text">$b = 5;</text:span></text:p>
      <text:p text:style-name="Preformatted_20_Text"><text:span text:style-name="Source_20_Text">$remainder = $a % $b;</text:span></text:p>
      <text:p text:style-name="P1"><text:span text:style-name="Source_20_Text">echo $remainder; <text:s text:c="3"/>// Output: 4</text:span></text:p>
      <text:p text:style-name="Horizontal_20_Line"/>
      <text:h text:style-name="Heading_20_3" text:outline-level="3">✅ Important Practical Use</text:h>
      <text:p text:style-name="Text_20_body">✔️ <text:span text:style-name="Strong_20_Emphasis">Even/Odd Number Check</text:span></text:p>
      <text:p text:style-name="Preformatted_20_Text"><text:span text:style-name="Source_20_Text">$number = 8;</text:span></text:p>
      <text:p text:style-name="Preformatted_20_Text"/>
      <text:p text:style-name="Preformatted_20_Text"><text:span text:style-name="Source_20_Text">if ($number % 2 == 0) {</text:span></text:p>
      <text:p text:style-name="Preformatted_20_Text"><text:span text:style-name="Source_20_Text"><text:s text:c="4"/>echo "Even Number";</text:span></text:p>
      <text:p text:style-name="Preformatted_20_Text"><text:span text:style-name="Source_20_Text">} else {</text:span></text:p>
      <text:p text:style-name="Preformatted_20_Text"><text:span text:style-name="Source_20_Text"><text:s text:c="4"/>echo "Odd Number";</text:span></text:p>
      <text:p text:style-name="P1"><text:span text:style-name="Source_20_Text">}</text:span></text:p>
      <text:p text:style-name="Text_20_body">👉 Output:<text:line-break/>If number is even → "Even Number"<text:line-break/>If number is odd → "Odd Number"</text:p>
      <text:p text:style-name="Horizontal_20_Line"/>
      <text:h text:style-name="Heading_20_3" text:outline-level="3">✅ Best Practice</text:h>
      <text:p text:style-name="Text_20_body">⚠️ Always check division by zero to avoid errors.</text:p>
      <text:p text:style-name="Preformatted_20_Text"><text:span text:style-name="Source_20_Text">$a = 10;</text:span></text:p>
      <text:p text:style-name="Preformatted_20_Text"><text:span text:style-name="Source_20_Text">$b = 0;</text:span></text:p>
      <text:p text:style-name="Preformatted_20_Text"/>
      <text:p text:style-name="Preformatted_20_Text"><text:span text:style-name="Source_20_Text">if ($b != 0) {</text:span></text:p>
      <text:p text:style-name="Preformatted_20_Text"><text:span text:style-name="Source_20_Text"><text:s text:c="4"/>echo $a / $b;</text:span></text:p>
      <text:p text:style-name="Preformatted_20_Text"><text:span text:style-name="Source_20_Text">} else {</text:span></text:p>
      <text:p text:style-name="Preformatted_20_Text"><text:span text:style-name="Source_20_Text"><text:s text:c="4"/>echo "Error: Cannot divide by zero.";</text:span></text:p>
      <text:p text:style-name="P1"><text:span text:style-name="Source_20_Text">}</text:span></text:p>
      <text:p text:style-name="Horizontal_20_Line"/>
      <text:h text:style-name="Heading_20_3" text:outline-level="3">✅ Summary</text:h>
      <text:list xml:id="list742387962" text:style-name="L1">
        <text:list-item>
          <text:p text:style-name="P3">Arithmetic operators help perform math in PHP.</text:p>
        </text:list-item>
        <text:list-item>
          <text:p text:style-name="P3">Operators: +, -, *, /, %</text:p>
        </text:list-item>
        <text:list-item>
          <text:p text:style-name="P3">Modulus helps get remainder and is useful in real-life problems (e.g., even/odd check).</text:p>
        </text:list-item>
        <text:list-item>
          <text:p text:style-name="P3">Always handle zero division carefull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4T22:11:45.903000000</meta:creation-date>
    <dc:date>2025-09-15T13:37:53.260000000</dc:date>
    <meta:editing-duration>PT47M35S</meta:editing-duration>
    <meta:editing-cycles>2</meta:editing-cycles>
    <meta:generator>Neat_Office/6.2.8.2$Windows_x86 LibreOffice_project/</meta:generator>
    <meta:document-statistic meta:table-count="1" meta:image-count="0" meta:object-count="0" meta:page-count="2" meta:paragraph-count="71" meta:word-count="272" meta:character-count="1321" meta:non-whitespace-character-count="1092"/>
  </office:meta>
</office:document-meta>
</file>